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7.7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581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14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16cm" svg:height="1.778cm" svg:x="4.628cm" svg:y="9.062cm">
          <text:p text:style-name="P1"><text:span text:style-name="T1">ReservationRequest</text:span></text:p>
          <text:p text:style-name="P1"><text:span text:style-name="T2">-slots &lt;1:n&gt;</text:span></text:p>
          <text:p text:style-name="P1"><text:span text:style-name="T2">-compartments &lt;1:n&gt;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23cm" svg:y1="12.491cm" svg:x2="4.175cm" svg:y2="13.761cm">
          <text:p/>
        </draw:line>
        <draw:frame draw:style-name="gr3" draw:text-style-name="P4" draw:layer="layout" svg:width="9.725cm" svg:height="0.725cm" svg:x="7.317cm" svg:y="11.464cm">
          <draw:text-box>
            <text:p text:style-name="P1"><text:span text:style-name="T2">slots x compartments by </text:span><text:span text:style-name="T1">Preprocessor</text:span></text:p>
          </draw:text-box>
        </draw:frame>
        <draw:custom-shape draw:style-name="gr1" draw:text-style-name="P5" draw:layer="layout" svg:width="5.861cm" svg:height="1.905cm" svg:x="1.108cm" svg:y="14.015cm">
          <text:p text:style-name="P1"><text:span text:style-name="T1">CompartmentRequest</text:span></text:p>
          <text:p text:style-name="P1"><text:span text:style-name="T3">-slot &lt;1:1&gt;</text:span></text:p>
          <text:p text:style-name="P1"><text:span text:style-name="T3">-resourceSpecifications &lt;1:n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977cm" svg:height="1.905cm" svg:x="7.396cm" svg:y="14.015cm">
          <text:p text:style-name="P1"><text:span text:style-name="T1">CompartmentRequest</text:span></text:p>
          <text:p text:style-name="P1"><text:span text:style-name="T3">-slot &lt;1:1&gt;</text:span></text:p>
          <text:p text:style-name="P1"><text:span text:style-name="T3">-resourceSpecifications &lt;1:n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928cm" svg:height="1.905cm" svg:x="14.662cm" svg:y="14.015cm">
          <text:p text:style-name="P1"><text:span text:style-name="T1">CompartmentRequest</text:span></text:p>
          <text:p text:style-name="P1"><text:span text:style-name="T3">-slot &lt;1:1&gt;</text:span></text:p>
          <text:p text:style-name="P1"><text:span text:style-name="T3">-resourceSpecifications &lt;1:n&gt;</text:span></text:p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962cm" svg:x="13.492cm" svg:y="14.45cm">
          <draw:text-box>
            <text:p>…</text:p>
          </draw:text-box>
        </draw:frame>
        <draw:custom-shape draw:style-name="gr1" draw:text-style-name="P5" draw:layer="layout" svg:width="6.239cm" svg:height="1.565cm" svg:x="13.684cm" svg:y="2.27cm">
          <text:p text:style-name="P1"><text:span text:style-name="T1">Compartment</text:span></text:p>
          <text:p text:style-name="P1"><text:span text:style-name="T3">-resourceSpecifications &lt;1:n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877cm" svg:height="1.905cm" svg:x="1.092cm" svg:y="17.825cm">
          <text:p text:style-name="P1"><text:span text:style-name="T1">AllocatedCompartment</text:span></text:p>
          <text:p text:style-name="P1"><text:span text:style-name="T3">-slot</text:span></text:p>
          <text:p text:style-name="P1"><text:span text:style-name="T3">-allocatedResource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921cm" svg:y1="16.047cm" svg:x2="3.921cm" svg:y2="17.698cm">
          <text:p/>
        </draw:line>
        <draw:custom-shape draw:style-name="gr1" draw:text-style-name="P5" draw:layer="layout" svg:width="5.985cm" svg:height="1.905cm" svg:x="7.461cm" svg:y="17.825cm">
          <text:p text:style-name="P1"><text:span text:style-name="T1">AllocatedCompartment</text:span></text:p>
          <text:p text:style-name="P1"><text:span text:style-name="T3">-slot</text:span></text:p>
          <text:p text:style-name="P1"><text:span text:style-name="T3">-allocatedResource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89cm" svg:y1="16.047cm" svg:x2="9.89cm" svg:y2="17.698cm">
          <text:p/>
        </draw:line>
        <draw:custom-shape draw:style-name="gr1" draw:text-style-name="P5" draw:layer="layout" svg:width="5.909cm" svg:height="1.905cm" svg:x="14.681cm" svg:y="17.825cm">
          <text:p text:style-name="P1"><text:span text:style-name="T1">AllocatedCompartment</text:span></text:p>
          <text:p text:style-name="P1"><text:span text:style-name="T3">-slot</text:span></text:p>
          <text:p text:style-name="P1"><text:span text:style-name="T3">-allocatedResource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002cm" svg:y1="16.047cm" svg:x2="17.002cm" svg:y2="17.698cm">
          <text:p/>
        </draw:line>
        <draw:line draw:style-name="gr6" draw:text-style-name="P3" draw:layer="layout" svg:x1="7.236cm" svg:y1="11.094cm" svg:x2="7.236cm" svg:y2="12.491cm">
          <text:p/>
        </draw:line>
        <draw:line draw:style-name="gr5" draw:text-style-name="P3" draw:layer="layout" svg:x1="7.236cm" svg:y1="12.491cm" svg:x2="10.271cm" svg:y2="13.761cm">
          <text:p/>
        </draw:line>
        <draw:line draw:style-name="gr5" draw:text-style-name="P3" draw:layer="layout" svg:x1="7.223cm" svg:y1="12.491cm" svg:x2="17.002cm" svg:y2="13.761cm">
          <text:p/>
        </draw:line>
        <draw:frame draw:style-name="gr7" draw:text-style-name="P6" draw:layer="layout" svg:width="3.118cm" svg:height="0.725cm" svg:x="4.102cm" svg:y="16.428cm">
          <draw:text-box>
            <text:p><text:span text:style-name="T2">by </text:span><text:span text:style-name="T1">Scheduler</text:span></text:p>
          </draw:text-box>
        </draw:frame>
        <draw:frame draw:style-name="gr7" draw:text-style-name="P6" draw:layer="layout" svg:width="3.118cm" svg:height="0.725cm" svg:x="10.002cm" svg:y="16.429cm">
          <draw:text-box>
            <text:p><text:span text:style-name="T2">by </text:span><text:span text:style-name="T1">Scheduler</text:span></text:p>
          </draw:text-box>
        </draw:frame>
        <draw:frame draw:style-name="gr7" draw:text-style-name="P6" draw:layer="layout" svg:width="3.118cm" svg:height="0.725cm" svg:x="17.102cm" svg:y="16.429cm">
          <draw:text-box>
            <text:p><text:span text:style-name="T2">by </text:span><text:span text:style-name="T1">Scheduler</text:span></text:p>
          </draw:text-box>
        </draw:frame>
        <draw:frame draw:style-name="gr7" draw:layer="layout" svg:width="3.906cm" svg:height="0.962cm" svg:x="1.12cm" svg:y="1.127cm">
          <draw:text-box>
            <text:p>Current flow</text:p>
          </draw:text-box>
        </draw:frame>
        <draw:line draw:style-name="gr5" draw:text-style-name="P2" draw:layer="layout" svg:x1="7.25cm" svg:y1="5.916cm" svg:x2="7.25cm" svg:y2="8.891cm">
          <text:p/>
        </draw:line>
        <draw:frame draw:style-name="gr7" draw:text-style-name="P7" draw:layer="layout" svg:width="1.963cm" svg:height="0.725cm" svg:x="7.377cm" svg:y="6.832cm">
          <draw:text-box>
            <text:p><text:span text:style-name="T3">by</text:span><text:span text:style-name="T1"> user</text:span></text:p>
          </draw:text-box>
        </draw:frame>
        <draw:custom-shape draw:style-name="gr8" draw:text-style-name="P3" draw:layer="layout" svg:width="9.894cm" svg:height="8.98cm" svg:x="10.525cm" svg:y="1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625cm" svg:height="0.889cm" svg:x="13.446cm" svg:y="4.683cm">
          <text:p text:style-name="P3"><text:span text:style-name="T4">ResourceSpec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.781cm" svg:height="1.469cm" svg:x="13.748cm" svg:y="8.232cm">
          <text:p text:style-name="P3"><text:span text:style-name="T4">ExistingResource</text:span></text:p>
          <text:p text:style-name="P3"><text:span text:style-name="T4">Specification</text:span></text:p>
          <text:p text:style-name="P1"><text:span text:style-name="T5">-resourceIdent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.414cm" svg:height="1.651cm" svg:x="16.636cm" svg:y="6.342cm">
          <text:p text:style-name="P3"><text:span text:style-name="T4">LookupResource</text:span><text:span text:style-name="T4"><text:line-break/></text:span><text:span text:style-name="T4">Specification</text:span></text:p>
          <text:p text:style-name="P1"><text:span text:style-name="T5">-technology</text:span></text:p>
          <text:p text:style-name="P1"><text:span text:style-name="T5">-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.683cm" svg:height="1.651cm" svg:x="11.16cm" svg:y="6.334cm">
          <text:p text:style-name="P3"><text:span text:style-name="T4">ExternalEndpoint</text:span></text:p>
          <text:p text:style-name="P3"><text:span text:style-name="T4">Specification</text:span></text:p>
          <text:p text:style-name="P1"><text:span text:style-name="T5">-technology</text:span></text:p>
          <text:p text:style-name="P1"><text:span text:style-name="T5">-portCoun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605cm" svg:y1="8.239cm" svg:x2="15.605cm" svg:y2="5.572cm">
          <text:p/>
        </draw:line>
        <draw:line draw:style-name="gr5" draw:text-style-name="P3" draw:layer="layout" svg:x1="13.192cm" svg:y1="6.334cm" svg:x2="14.97cm" svg:y2="5.572cm">
          <text:p/>
        </draw:line>
        <draw:line draw:style-name="gr5" draw:text-style-name="P3" draw:layer="layout" svg:x1="18.526cm" svg:y1="6.334cm" svg:x2="16.875cm" svg:y2="5.572cm">
          <text:p/>
        </draw:line>
        <draw:frame draw:style-name="gr7" draw:text-style-name="P6" draw:layer="layout" svg:width="3.279cm" svg:height="0.725cm" svg:x="10.675cm" svg:y="1.418cm">
          <draw:text-box>
            <text:p text:style-name="P1"><text:span text:style-name="T2">Class Diagram</text:span></text:p>
          </draw:text-box>
        </draw:frame>
        <draw:frame draw:style-name="gr9" draw:text-style-name="P6" draw:layer="layout" svg:width="12.647cm" svg:height="5.715cm" svg:x="1.053cm" svg:y="20.939cm">
          <draw:text-box>
            <text:p><text:span text:style-name="T1">Drawbacks of current flow:</text:span></text:p>
            <text:p><text:span text:style-name="T2">-how to request reservation for an alias?</text:span></text:p>
            <text:p><text:span text:style-name="T2">-how to implement future intra domain requests?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textarea-horizontal-align="left" draw:textarea-vertical-align="middle" draw:fit-to-contour="false" fo:padding-top="0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rom</meta:initial-creator>
    <meta:creation-date>2012-09-07T12:31:15</meta:creation-date>
    <dc:date>2012-09-10T08:34:25</dc:date>
    <dc:creator>Martin Srom</dc:creator>
    <meta:editing-duration>PT6M13S</meta:editing-duration>
    <meta:editing-cycles>7</meta:editing-cycles>
    <meta:generator>LibreOffice/3.5$Linux_X86_64 LibreOffice_project/350m1$Build-2</meta:generator>
    <meta:document-statistic meta:object-count="33"/>
  </office:meta>
</office:document-meta>
</file>